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5.69cm"/>
    </style:style>
    <style:style style:name="co15" style:family="table-column">
      <style:table-column-properties fo:break-before="auto" style:column-width="13.751cm"/>
    </style:style>
    <style:style style:name="co16" style:family="table-column">
      <style:table-column-properties fo:break-before="auto" style:column-width="7.461cm"/>
    </style:style>
    <style:style style:name="co17" style:family="table-column">
      <style:table-column-properties fo:break-before="auto" style:column-width="4.5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5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41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Case ID</text:p>
          </table:table-cell>
          <table:table-cell table:style-name="ce1" office:value-type="string">
            <text:p>Dataset ID</text:p>
          </table:table-cell>
          <table:table-cell table:style-name="ce1" office:value-type="string">
            <text:p>selected?</text:p>
          </table:table-cell>
          <table:table-cell table:style-name="ce1" office:value-type="string">
            <text:p>hasFLAIR?</text:p>
          </table:table-cell>
          <table:table-cell table:style-name="ce1" office:value-type="string">
            <text:p>mostlyISCHEMIC?</text:p>
          </table:table-cell>
          <table:table-cell table:style-name="ce1" office:value-type="string">
            <text:p>isGROUNDTRUTH?</text:p>
          </table:table-cell>
          <table:table-cell table:style-name="ce1" table:number-columns-repeated="9"/>
          <table:table-cell table:style-name="ce1" office:value-type="string">
            <text:p>Remarks on ground truth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">
            <text:p>1</text:p>
          </table:table-cell>
          <table:table-cell table:formula="of:=AND([.E2]; [.F2]; [.G2])" office:value-type="boolean" office:boolean-value="false">
            <text:p>FALS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">
            <text:p>2</text:p>
          </table:table-cell>
          <table:table-cell table:formula="of:=AND([.E3]; [.F3]; [.G3])" office:value-type="boolean" office:boolean-value="false">
            <text:p>FALS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3">
            <text:p>3</text:p>
          </table:table-cell>
          <table:table-cell table:formula="of:=AND([.E4]; [.F4]; [.G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4">
            <text:p>4</text:p>
          </table:table-cell>
          <table:table-cell table:formula="of:=AND([.E5]; [.F5]; [.G5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5">
            <text:p>5</text:p>
          </table:table-cell>
          <table:table-cell table:formula="of:=AND([.E6]; [.F6]; [.G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6">
            <text:p>6</text:p>
          </table:table-cell>
          <table:table-cell table:formula="of:=AND([.E7]; [.F7]; [.G7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style-name="ce2"/>
          <table:table-cell/>
          <table:table-cell table:style-name="ce3"/>
          <table:table-cell table:number-columns-repeated="3"/>
          <table:table-cell table:style-name="ce2"/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7">
            <text:p>7</text:p>
          </table:table-cell>
          <table:table-cell table:formula="of:=AND([.E8]; [.F8]; [.G8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8">
            <text:p>8</text:p>
          </table:table-cell>
          <table:table-cell table:formula="of:=AND([.E9]; [.F9]; [.G9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9">
            <text:p>9</text:p>
          </table:table-cell>
          <table:table-cell table:formula="of:=AND([.E10]; [.F10]; [.G1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0">
            <text:p>10</text:p>
          </table:table-cell>
          <table:table-cell table:formula="of:=AND([.E11]; [.F11]; [.G1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Probably too large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1">
            <text:p>11</text:p>
          </table:table-cell>
          <table:table-cell table:formula="of:=AND([.E12]; [.F12]; [.G1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4"/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2">
            <text:p>12</text:p>
          </table:table-cell>
          <table:table-cell table:formula="of:=AND([.E13]; [.F13]; [.G1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3">
            <text:p>13</text:p>
          </table:table-cell>
          <table:table-cell table:formula="of:=AND([.E14]; [.F14]; [.G1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4">
            <text:p>14</text:p>
          </table:table-cell>
          <table:table-cell table:formula="of:=AND([.E15]; [.F15]; [.G15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5">
            <text:p>15</text:p>
          </table:table-cell>
          <table:table-cell table:formula="of:=AND([.E16]; [.F16]; [.G1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6">
            <text:p>16</text:p>
          </table:table-cell>
          <table:table-cell table:formula="of:=AND([.E17]; [.F17]; [.G17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Includes seemingly unconnected ischemic regions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7">
            <text:p>17</text:p>
          </table:table-cell>
          <table:table-cell table:formula="of:=AND([.E18]; [.F18]; [.G18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8">
            <text:p>18</text:p>
          </table:table-cell>
          <table:table-cell table:formula="of:=AND([.E19]; [.F19]; [.G19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9">
            <text:p>19</text:p>
          </table:table-cell>
          <table:table-cell table:formula="of:=AND([.E20]; [.F20]; [.G2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0">
            <text:p>20</text:p>
          </table:table-cell>
          <table:table-cell table:formula="of:=AND([.E21]; [.F21]; [.G2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1">
            <text:p>21</text:p>
          </table:table-cell>
          <table:table-cell table:formula="of:=AND([.E22]; [.F22]; [.G2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2">
            <text:p>22</text:p>
          </table:table-cell>
          <table:table-cell table:formula="of:=AND([.E23]; [.F23]; [.G2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4"/>
          <table:table-cell table:style-name="ce5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3">
            <text:p>23</text:p>
          </table:table-cell>
          <table:table-cell table:formula="of:=AND([.E24]; [.F24]; [.G2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4">
            <text:p>24</text:p>
          </table:table-cell>
          <table:table-cell table:formula="of:=AND([.E25]; [.F25]; [.G25])" office:value-type="boolean" office:boolean-value="false">
            <text:p>FALSE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5">
            <text:p>25</text:p>
          </table:table-cell>
          <table:table-cell table:formula="of:=AND([.E26]; [.F26]; [.G2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Not connected (embolic?)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6">
            <text:p>26</text:p>
          </table:table-cell>
          <table:table-cell table:formula="of:=AND([.E27]; [.F27]; [.G27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7">
            <text:p>27</text:p>
          </table:table-cell>
          <table:table-cell table:formula="of:=AND([.E28]; [.F28]; [.G28])" office:value-type="boolean" office:boolean-value="false">
            <text:p>FALS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8">
            <text:p>28</text:p>
          </table:table-cell>
          <table:table-cell table:formula="of:=AND([.E29]; [.F29]; [.G29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9">
            <text:p>29</text:p>
          </table:table-cell>
          <table:table-cell table:formula="of:=AND([.E30]; [.F30]; [.G3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AND([.E31]; [.F31]; [.G3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AND([.E32]; [.F32]; [.G3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AND([.E33]; [.F33]; [.G3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AND([.E34]; [.F34]; [.G34])" office:value-type="boolean" office:boolean-value="true">
            <text:p>TRUE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/>
          <table:table-cell table:style-name="ce2"/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AND([.E35]; [.F35]; [.G35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AND([.E36]; [.F36]; [.G3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formula="of:=AND([.E37]; [.F37]; [.G37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AND([.E38]; [.F38]; [.G38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formula="of:=AND([.E39]; [.F39]; [.G39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formula="of:=AND([.E40]; [.F40]; [.G4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AND([.E41]; [.F41]; [.G4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6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AND([.E42]; [.F42]; [.G4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formula="of:=AND([.E43]; [.F43]; [.G4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formula="of:=AND([.E44]; [.F44]; [.G4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7"/>
        </table:table-row>
        <table:table-row table:style-name="ro4">
          <table:table-cell office:value-type="string">
            <text:p>JGABLENTZ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formula="of:=AND([.E45]; [.F45]; [.G45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4"/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table:formula="of:=AND([.E46]; [.F46]; [.G4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4"/>
          <table:table-cell table:style-name="ce2"/>
          <table:table-cell table:number-columns-repeated="2"/>
        </table:table-row>
        <table:table-row table:style-name="ro4" table:number-rows-repeated="1048529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number:min-integer-digits="3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05-27T14:29:20</meta:creation-date>
    <meta:generator>LibreOffice/3.5$Linux_X86_64 LibreOffice_project/350m1$Build-2</meta:generator>
    <dc:date>2014-03-24T12:22:01</dc:date>
    <dc:creator>Oskar Maier</dc:creator>
    <meta:editing-duration>P3DT2H51M26S</meta:editing-duration>
    <meta:editing-cycles>242</meta:editing-cycles>
    <meta:document-statistic meta:table-count="3" meta:cell-count="335" meta:object-count="0"/>
  </office:meta>
</office:document-meta>
</file>